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T Sans" svg:font-family="'PT Sans', Arial"/>
    <style:font-face style:name="sans-serif" svg:font-family="sans-serif, Ari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/>
    </style:style>
    <style:style style:name="T3" style:family="text">
      <style:text-properties fo:font-variant="normal" fo:text-transform="none" fo:color="#000000" style:text-position="sub 58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/>
    </style:style>
    <style:style style:name="T4" style:family="text">
      <style:text-properties fo:font-variant="normal" fo:text-transform="none" fo:color="#000000" style:text-position="sub 58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000000" style:text-position="0% 100%" fo:font-size="14pt" fo:letter-spacing="normal" fo:font-style="normal" fo:font-weight="normal" style:font-size-asian="14pt" style:font-style-asian="normal" style:font-weight-asian="normal" style:font-size-complex="14pt"/>
    </style:style>
    <style:style style:name="T6" style:family="text">
      <style:text-properties fo:font-variant="normal" fo:text-transform="none" fo:color="#000000" style:text-position="0% 100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/>
    </style:style>
    <style:style style:name="T7" style:family="text">
      <style:text-properties fo:font-variant="normal" fo:text-transform="none" fo:color="#000000" style:text-position="0% 100%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8" style:family="text">
      <style:text-properties fo:font-variant="normal" fo:text-transform="none" fo:color="#000000" style:text-position="0% 100%" style:font-name="sans-serif" fo:font-size="14pt" fo:letter-spacing="normal" fo:font-style="normal" fo:font-weight="normal" style:font-size-asian="14pt" style:font-style-asian="normal" style:font-weight-asian="normal" style:font-name-complex="sans-serif" style:font-size-complex="14pt"/>
    </style:style>
    <style:style style:name="T9" style:family="text">
      <style:text-properties fo:font-variant="normal" fo:text-transform="none" fo:color="#444444" style:text-position="sub 58%" style:font-name="PT Sans" fo:font-size="14pt" fo:letter-spacing="normal" fo:font-style="normal" fo:font-weight="normal" style:font-size-asian="14pt" style:font-style-asian="normal" style:font-weight-asian="normal" style:font-name-complex="PT Sans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oir 1</text:p>
      <text:p text:style-name="P2">Introduction aux bases de données</text:p>
      <text:p text:style-name="P2"/>
      <text:p text:style-name="P4"><text:span text:style-name="T1">a) Algèbre relationnelle : </text:span><text:span text:style-name="T2">π </text:span><text:span text:style-name="T3">title </text:span><text:span text:style-name="T6">(Book)</text:span></text:p>
      <text:p text:style-name="P3"/>
      <text:p text:style-name="P7"><text:s text:c="4"/>Calcul relationnel : { b.title : Book(b) }</text:p>
      <text:p text:style-name="P3"/>
      <text:p text:style-name="P3"/>
      <text:p text:style-name="P4"><text:span text:style-name="T6">b) Algèbre relationnelle : π </text:span><text:span text:style-name="T3">borrowerNo </text:span><text:span text:style-name="T6">(Borrower)</text:span></text:p>
      <text:p text:style-name="P3"/>
      <text:p text:style-name="P7"><text:s text:c="4"/>Calcul relationnel : { b.borrowerNo: Borrower(b) }</text:p>
      <text:p text:style-name="P3"/>
      <text:p text:style-name="P3"/>
      <text:p text:style-name="P4"><text:span text:style-name="T6">c) Algèbre relationnelle : </text:span><text:bookmark text:name="Selection_.28.CF.83.29"/><text:span text:style-name="T6">π</text:span><text:span text:style-name="T3">title </text:span><text:span text:style-name="T8"><text:s/>(</text:span><text:span text:style-name="T6">σ</text:span><text:span text:style-name="T3">year=2002</text:span><text:span text:style-name="T6">(Book))</text:span></text:p>
      <text:p text:style-name="P3"/>
      <text:p text:style-name="P4"><text:span text:style-name="T6"><text:s text:c="4"/>Calcul relationnel : { b.title : Book(b) </text:span><text:span text:style-name="T5">∧ </text:span><text:span text:style-name="T6"><text:s/>b.year = 2002 } <text:s text:c="2"/></text:span></text:p>
      <text:p text:style-name="P1"/>
      <text:p text:style-name="P1"/>
      <text:p text:style-name="P4"><text:span text:style-name="T6">d) Algèbre relationnelle : π </text:span><text:span text:style-name="T3">copyNo </text:span><text:span text:style-name="T6">(BookCopy) ⋉</text:span><text:span text:style-name="T3"> BookCopy.copyNo!= BookLoan.copyNo </text:span><text:span text:style-name="T6"><text:s/>π </text:span><text:span text:style-name="T3">copyNo</text:span></text:p>
      <text:p text:style-name="P4"><text:span text:style-name="T3"><text:s text:c="6"/></text:span><text:span text:style-name="T6">(BookLoan)</text:span></text:p>
      <text:p text:style-name="P1"/>
      <text:p text:style-name="P4"><text:span text:style-name="T6"><text:s text:c="4"/>Calcul relationnel : { b.</text:span><text:span text:style-name="T3">copyNo </text:span><text:span text:style-name="T6">: BookCopy(b) ∧ <text:s/>(∀c : BookLoan(c) ∧ b.copyNo != </text:span></text:p>
      <text:p text:style-name="P7"><text:s text:c="4"/>c.copyNo)}</text:p>
      <text:p text:style-name="P1"/>
      <text:p text:style-name="P1"/>
      <text:p text:style-name="P4"><text:span text:style-name="T6">e) Algèbre relationnelle : <text:s/>π </text:span><text:span text:style-name="T3">copyNo </text:span><text:span text:style-name="T6">(σ</text:span><text:span text:style-name="T3">ISBN=X</text:span><text:span text:style-name="T6"> (BookCopy)) ⋉</text:span><text:span text:style-name="T3"> BookCopy.copyNo!= BookLoan.copyNo </text:span><text:span text:style-name="T6"><text:s/>π </text:span><text:span text:style-name="T3">copyNo</text:span></text:p>
      <text:p text:style-name="P4"><text:span text:style-name="T3"><text:s text:c="6"/></text:span><text:span text:style-name="T6">(BookLoan)</text:span></text:p>
      <text:p text:style-name="P4"/>
      <text:p text:style-name="P4"><text:span text:style-name="T6"><text:s text:c="4"/>Calcul relationnel : { (b.</text:span><text:span text:style-name="T3">copyNo </text:span><text:span text:style-name="T6">: BookCopy(b) ∧ b.ISBN=X ∧ ∃c : BookLoan(c) ∧ </text:span></text:p>
      <text:p text:style-name="P7"><text:s text:c="4"/>b.copyNo != c.copyNo)}</text:p>
      <text:p text:style-name="P4"/>
      <text:p text:style-name="P4"/>
      <text:p text:style-name="P4"><text:span text:style-name="T6">f) Algèbre relationnelle : <text:s/>π </text:span><text:span text:style-name="T3">borrowerName </text:span><text:span text:style-name="T6">(Borrower ⋈ </text:span><text:span text:style-name="T3">Borrower.borrowerNo=BookLoan.borrowerNo <text:s/></text:span><text:span text:style-name="T7">BookLoan</text:span><text:span text:style-name="T3"> <text:s text:c="3"/></text:span></text:p>
      <text:p text:style-name="P4"><text:span text:style-name="T3"><text:s text:c="6"/></text:span><text:span text:style-name="T6">⋈</text:span><text:span text:style-name="T3"> BookLoan.copyNo=BookCopy.copyNo</text:span><text:span text:style-name="T6"> </text:span><text:span text:style-name="T3"><text:s/></text:span><text:span text:style-name="T6">π </text:span><text:span text:style-name="T3">copyNo </text:span><text:span text:style-name="T6">(σ</text:span><text:span text:style-name="T3">ISBN=X</text:span><text:span text:style-name="T6"> (BookCopy)))</text:span></text:p>
      <text:p text:style-name="P4"/>
      <text:p text:style-name="P7"><text:s text:c="4"/>Calcul relationnel : { b.borrowerName : BookCopy(b) ∧ (∃c∃d:Bookloan(c) ∧ </text:p>
      <text:p text:style-name="P7"><text:s text:c="4"/>c.borrowerNo=BookLoan ∧ BookCopy(d) ∧ c.copyNo=d.copyNo <text:s/>∧ d.ISBN=X) <text:s/>}</text:p>
      <text:p text:style-name="P4"/>
      <text:p text:style-name="P4"/>
      <text:p text:style-name="P4"><text:span text:style-name="T6">g) Algèbre relationnelle : π </text:span><text:span text:style-name="T3">borrowerName </text:span><text:span text:style-name="T6">(Borrower ⋉ </text:span><text:span text:style-name="T3">Borrower.borrowerNo=BookLoan.borrowerNo <text:s/></text:span><text:span text:style-name="T7">BookLoan)</text:span></text:p>
      <text:p text:style-name="P8"><text:s text:c="4"/>Calcul relationnel : {b.borowerName:Borrower(b) ∧ (∃c : BookLoan(c) ∧ </text:p>
      <text:p text:style-name="P8"><text:s text:c="4"/>b.borrowerNo=c.borrowerNo}</text:p>
      <text:p text:style-name="P8"/>
      <text:p text:style-name="P5"><text:soft-page-break/><text:span text:style-name="T7">h) ρ</text:span><text:span text:style-name="T4">R</text:span><text:span text:style-name="T7">(bookCount) ℑ</text:span><text:span text:style-name="T4">COUNT bookNo</text:span><text:span text:style-name="T7"> (σ </text:span><text:span text:style-name="T4">ISBN= </text:span><text:span text:style-name="T9">0-321-52306-7</text:span><text:span text:style-name="T4"> </text:span><text:span text:style-name="T7">(BookCopy))) </text:span></text:p>
      <text:p text:style-name="P1"/>
      <text:p text:style-name="P1"/>
      <text:p text:style-name="P4"><text:span text:style-name="T7">i) <text:s/>ρ</text:span><text:span text:style-name="T4">R</text:span><text:span text:style-name="T7">(bookCount) ℑ</text:span><text:span text:style-name="T4">COUNT bookNo</text:span><text:span text:style-name="T7"> (σ </text:span><text:span text:style-name="T4">ISBN= </text:span><text:span text:style-name="T9">0-321-52306-7</text:span><text:span text:style-name="T4"> </text:span><text:span text:style-name="T7">(BookCopy ⋉ </text:span><text:span text:style-name="T4">BooyCopy.bookNo!=BookLoan.bookNo </text:span></text:p>
      <text:p text:style-name="P4"><text:span text:style-name="T4"><text:s text:c="8"/></text:span><text:span text:style-name="T7">BookLoan )<text:tab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T Sans" svg:font-family="'PT Sans', Arial"/>
    <style:font-face style:name="sans-serif" svg:font-family="sans-serif, Ari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CA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-André Fortin-Leclerc</meta:initial-creator>
    <meta:creation-date>2016-02-10T09:51:03</meta:creation-date>
    <meta:editing-duration>P2171DT9H31M49S</meta:editing-duration>
    <meta:generator>OpenOffice/4.1.1$Win32 OpenOffice.org_project/411m6$Build-9775</meta:generator>
    <dc:date>2016-02-10T14:26:53.23</dc:date>
    <dc:creator>Marc-André Fortin-Leclerc</dc:creator>
    <meta:editing-cycles>1</meta:editing-cycles>
    <meta:document-statistic meta:table-count="0" meta:image-count="0" meta:object-count="0" meta:page-count="2" meta:paragraph-count="26" meta:word-count="188" meta:character-count="1513"/>
  </office:meta>
</office:document-meta>
</file>